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8.501cm" table:align="margins"/>
    </style:style>
    <style:style style:name="Таблица1.A" style:family="table-column">
      <style:table-column-properties style:column-width="9.25cm" style:rel-column-width="32767*"/>
    </style:style>
    <style:style style:name="Таблица1.B" style:family="table-column">
      <style:table-column-properties style:column-width="9.252cm" style:rel-column-width="32768*"/>
    </style:style>
    <style:style style:name="Таблица1.A1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Таблица1.A2" style:family="table-cell">
      <style:table-cell-properties fo:padding="0.097cm" fo:border-left="none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background-color="#999999">
        <style:background-image/>
      </style:paragraph-properties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imes New Roman" fo:font-size="14pt" fo:language="ru" fo:country="RU" style:font-size-asian="14pt" style:font-size-complex="14pt"/>
    </style:style>
    <style:style style:name="P4" style:family="paragraph" style:parent-style-name="Table_20_Contents">
      <style:paragraph-properties fo:text-align="start" style:justify-single-word="false"/>
      <style:text-properties style:font-name="Courier New" fo:font-size="11pt" fo:language="en" fo:country="US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font-name="Courier New" fo:font-size="11pt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Courier New" fo:font-size="11pt" fo:language="ru" fo:country="RU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font-name="Courier New" fo:font-size="11pt" fo:language="ru" fo:country="RU" style:font-size-asian="11pt" style:font-size-complex="11pt"/>
    </style:style>
    <style:style style:name="P8" style:family="paragraph" style:parent-style-name="Table_20_Contents">
      <style:paragraph-properties fo:text-align="start" style:justify-single-word="false" fo:padding="0.074cm" fo:border-left="none" fo:border-right="none" fo:border-top="none" fo:border-bottom="0.002cm solid #000000" style:join-border="false"/>
      <style:text-properties style:font-name="Courier New" fo:font-size="11pt" style:font-size-asian="11pt" style:font-size-complex="11pt"/>
    </style:style>
    <style:style style:name="P9" style:family="paragraph" style:parent-style-name="Table_20_Contents">
      <style:paragraph-properties fo:text-align="start" style:justify-single-word="false" fo:padding="0.074cm" fo:border-left="none" fo:border-right="none" fo:border-top="none" fo:border-bottom="0.002cm solid #000000" style:join-border="false"/>
      <style:text-properties style:font-name="Courier New" fo:font-size="11pt" fo:language="en" fo:country="US" style:font-size-asian="11pt" style:font-size-complex="11pt"/>
    </style:style>
    <style:style style:name="P10" style:family="paragraph" style:parent-style-name="Table_20_Contents">
      <style:paragraph-properties fo:text-align="center" style:justify-single-word="false" fo:background-color="#dddddd">
        <style:background-image/>
      </style:paragraph-properties>
      <style:text-properties style:font-name="Times New Roman" fo:font-size="14pt" style:font-size-asian="14pt" style:font-size-complex="14pt"/>
    </style:style>
    <style:style style:name="P11" style:family="paragraph" style:parent-style-name="Table_20_Contents">
      <style:paragraph-properties fo:text-align="center" style:justify-single-word="false" fo:background-color="#dddddd">
        <style:background-image/>
      </style:paragraph-properties>
      <style:text-properties style:font-name="Times New Roman" fo:font-size="14pt" fo:language="ru" fo:country="RU" style:font-size-asian="14pt" style:font-size-complex="14pt"/>
    </style:style>
    <style:style style:name="P1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use-window-font-color="true" style:font-name="Times New Roman" fo:font-size="14pt" fo:language="ru" fo:country="RU" style:font-size-asian="14pt" style:font-size-complex="14pt"/>
    </style:style>
    <style:style style:name="T1" style:family="text">
      <style:text-properties fo:font-variant="normal" fo:text-transform="none" style:use-window-font-color="true" style:font-name="Times New Roman" fo:font-size="18pt" fo:letter-spacing="normal" fo:font-style="normal" style:text-underline-style="none" fo:font-weight="bold" fo:background-color="#ffffff" style:font-size-asian="18pt" style:font-weight-asian="bold" style:font-size-complex="18pt" style:font-weight-complex="bold"/>
    </style:style>
    <style:style style:name="T2" style:family="text">
      <style:text-properties fo:font-variant="normal" fo:text-transform="none" style:use-window-font-color="true" style:font-name="Times New Roman" fo:font-size="18pt" fo:letter-spacing="normal" fo:language="en" fo:country="US" fo:font-style="normal" style:text-underline-style="none" fo:font-weight="bold" fo:background-color="#ffffff" style:font-size-asian="18pt" style:font-weight-asian="bold" style:font-size-complex="18pt" style:font-weight-complex="bold"/>
    </style:style>
    <style:style style:name="T3" style:family="text">
      <style:text-properties fo:font-variant="normal" fo:text-transform="none" style:use-window-font-color="true" style:font-name="Times New Roman" fo:font-size="18pt" fo:letter-spacing="normal" fo:language="ru" fo:country="RU" fo:font-style="normal" style:text-underline-style="none" fo:font-weight="bold" fo:background-color="#ffffff" style:font-size-asian="18pt" style:font-weight-asian="bold" style:font-size-complex="18pt" style:font-weight-complex="bold"/>
    </style:style>
    <style:style style:name="T4" style:family="text">
      <style:text-properties fo:font-variant="normal" fo:text-transform="none" style:use-window-font-color="true" style:font-name="Times New Roman" fo:font-size="14pt" fo:letter-spacing="normal" fo:font-style="normal" fo:font-weight="normal" fo:background-color="#ffffff" style:font-size-asian="14pt" style:font-weight-asian="normal" style:font-size-complex="14pt" style:font-weight-complex="normal"/>
    </style:style>
    <style:style style:name="T5" style:family="text">
      <style:text-properties fo:font-variant="normal" fo:text-transform="none" style:use-window-font-color="true" style:font-name="Courier New" fo:letter-spacing="normal" fo:language="ru" fo:country="RU" fo:font-style="normal" fo:font-weight="normal" fo:background-color="#ffffff" style:font-weight-asian="normal" style:font-weight-complex="normal"/>
    </style:style>
    <style:style style:name="T6" style:family="text">
      <style:text-properties fo:font-variant="normal" fo:text-transform="none" style:use-window-font-color="true" style:font-name="Courier New" fo:letter-spacing="normal" fo:font-style="normal" fo:font-weight="normal" fo:background-color="#ffffff" style:font-weight-asian="normal" style:font-weight-complex="normal"/>
    </style:style>
    <style:style style:name="T7" style:family="text">
      <style:text-properties fo:font-variant="normal" fo:text-transform="none" style:font-name="Courier New" fo:font-size="11pt" fo:letter-spacing="normal" fo:language="en" fo:country="US" fo:font-style="normal" fo:font-weight="normal" fo:background-color="#ffffff" style:font-size-asian="11pt" style:font-weight-asian="normal" style:font-size-complex="11pt" style:font-weight-complex="normal"/>
    </style:style>
    <style:style style:name="T8" style:family="text">
      <style:text-properties fo:font-variant="normal" fo:text-transform="none" style:font-name="Courier New" fo:font-size="11pt" fo:letter-spacing="normal" fo:font-style="normal" fo:font-weight="normal" fo:background-color="#ffffff" style:font-size-asian="11pt" style:font-weight-asian="normal" style:font-size-complex="11pt" style:font-weight-complex="normal"/>
    </style:style>
    <style:style style:name="T9" style:family="text">
      <style:text-properties fo:font-variant="normal" fo:text-transform="none" fo:color="#ffffff" style:font-name="Arial" fo:font-size="16pt" fo:letter-spacing="normal" fo:language="en" fo:country="US" fo:font-style="normal" style:text-underline-style="none" fo:font-weight="bold" fo:background-color="#999999" style:font-size-asian="16pt" style:font-weight-asian="bold" style:font-size-complex="16pt" style:font-weight-complex="bold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language="en" fo:country="US" fo:font-style="normal" fo:font-weight="normal"/>
    </style:style>
    <style:style style:name="T12" style:family="text">
      <style:text-properties fo:language="ru" fo:country="RU"/>
    </style:style>
    <style:style style:name="T13" style:family="text">
      <style:text-properties fo:language="en" fo:country="US"/>
    </style:style>
    <style:style style:name="T14" style:family="text">
      <style:text-properties style:font-name="Courier New"/>
    </style:style>
    <style:style style:name="T15" style:family="text">
      <style:text-properties style:font-name="Courier New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Source_20_Text"><text:span text:style-name="T1">Справочник по </text:span></text:span><text:span text:style-name="Source_20_Text"><text:span text:style-name="T2">PHP </text:span></text:span><text:span text:style-name="Source_20_Text"><text:span text:style-name="T3">и </text:span></text:span><text:span text:style-name="Source_20_Text"><text:span text:style-name="T2">JavaScript</text:span></text:span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<text:span text:style-name="Source_20_Text"><text:span text:style-name="T9">PHP</text:span></text:span></text:p>
          </table:table-cell>
          <table:table-cell table:style-name="Таблица1.A1" office:value-type="string">
            <text:p text:style-name="P2"><text:span text:style-name="Source_20_Text"><text:span text:style-name="T9">JavaScript</text:span></text:span></text:p>
          </table:table-cell>
        </table:table-row>
        <table:table-row>
          <table:table-cell table:style-name="Таблица1.A2" table:number-columns-spanned="2" office:value-type="string">
            <text:p text:style-name="P10">Переменные</text:p>
          </table:table-cell>
          <table:covered-table-cell/>
        </table:table-row>
        <table:table-row>
          <table:table-cell table:style-name="Таблица1.A2" office:value-type="string">
            <text:p text:style-name="P4">$a = <text:span text:style-name="T12">'строка';</text:span></text:p>
            <text:p text:style-name="P4">$b = “<text:span text:style-name="T12">строка</text:span>”;</text:p>
            <text:p text:style-name="P4">$c = 25;</text:p>
            <text:p text:style-name="P4">$d = 1.25;</text:p>
          </table:table-cell>
          <table:table-cell table:style-name="Таблица1.B3" office:value-type="string">
            <text:p text:style-name="P4">var a = <text:span text:style-name="T12">'строка';</text:span></text:p>
            <text:p text:style-name="P4">var b = <text:span text:style-name="T12">“строка”;</text:span></text:p>
            <text:p text:style-name="P4">var c = 25;</text:p>
            <text:p text:style-name="P4">var d = 1.25;</text:p>
            <text:p text:style-name="P4">let x = 100;<text:tab/><text:tab/><text:tab/>// ES-2015</text:p>
          </table:table-cell>
        </table:table-row>
        <table:table-row>
          <table:table-cell table:style-name="Таблица1.A2" table:number-columns-spanned="2" office:value-type="string">
            <text:p text:style-name="P10">Константы</text:p>
          </table:table-cell>
          <table:covered-table-cell/>
        </table:table-row>
        <table:table-row>
          <table:table-cell table:style-name="Таблица1.A2" office:value-type="string">
            <text:p text:style-name="P5"><text:span text:style-name="T10">define("</text:span><text:span text:style-name="T11">name</text:span><text:span text:style-name="T10">", "</text:span><text:span text:style-name="T11">value</text:span><text:span text:style-name="T10">");</text:span> </text:p>
            <text:p text:style-name="P5">const MIN_VALUE = 0.0;</text:p>
          </table:table-cell>
          <table:table-cell table:style-name="Таблица1.B3" office:value-type="string">
            <text:p text:style-name="P5">const <text:span text:style-name="T13">MIN_VALUE</text:span> = 5;<text:span text:style-name="T13"><text:tab/><text:tab/></text:span>// <text:span text:style-name="T13">ES-2015</text:span></text:p>
          </table:table-cell>
        </table:table-row>
        <table:table-row>
          <table:table-cell table:style-name="Таблица1.A2" table:number-columns-spanned="2" office:value-type="string">
            <text:p text:style-name="P10">Условия</text:p>
          </table:table-cell>
          <table:covered-table-cell/>
        </table:table-row>
        <table:table-row>
          <table:table-cell table:style-name="Таблица1.A2" office:value-type="string">
            <text:p text:style-name="P8">$r<text:span text:style-name="T13">esult</text:span> = (<text:span text:style-name="T13">value</text:span> <text:span text:style-name="T13">&gt;</text:span> <text:span text:style-name="T13">0</text:span>) ? 'Yes' : 'No';</text:p>
            <text:p text:style-name="P4"/>
            <text:p text:style-name="P4">if(value &gt; 10){</text:p>
            <text:p text:style-name="P4"><text:tab/>...</text:p>
            <text:p text:style-name="P4">}elseif(value &gt; 0) {</text:p>
            <text:p text:style-name="P4"><text:tab/>...</text:p>
            <text:p text:style-name="P4">}else {</text:p>
            <text:p text:style-name="P4"><text:tab/>...</text:p>
            <text:p text:style-name="P4">}</text:p>
          </table:table-cell>
          <table:table-cell table:style-name="Таблица1.B3" office:value-type="string">
            <text:p text:style-name="P8">var <text:span text:style-name="T13">result</text:span> = <text:span text:style-name="T13">value &gt; 0</text:span> ? <text:span text:style-name="T13">'</text:span>yes<text:span text:style-name="T13">'</text:span> : <text:span text:style-name="T13">'</text:span>no<text:span text:style-name="T13">'</text:span>;</text:p>
            <text:p text:style-name="P4"/>
            <text:p text:style-name="P4">if(value &gt; 10){</text:p>
            <text:p text:style-name="P4"><text:tab/>...</text:p>
            <text:p text:style-name="P4">}else if(value &gt; 0) {</text:p>
            <text:p text:style-name="P4"><text:tab/>...</text:p>
            <text:p text:style-name="P4">}else {</text:p>
            <text:p text:style-name="P4"><text:tab/>...</text:p>
            <text:p text:style-name="P4">}</text:p>
          </table:table-cell>
        </table:table-row>
        <table:table-row>
          <table:table-cell table:style-name="Таблица1.A2" table:number-columns-spanned="2" office:value-type="string">
            <text:p text:style-name="P10">Циклы</text:p>
          </table:table-cell>
          <table:covered-table-cell/>
        </table:table-row>
        <table:table-row>
          <table:table-cell table:style-name="Таблица1.A2" office:value-type="string">
            <text:p text:style-name="P4">$i = 0;</text:p>
            <text:p text:style-name="P4">while ($i &lt; 10){</text:p>
            <text:p text:style-name="P4"><text:tab/>$i++;</text:p>
            <text:p text:style-name="P9">}</text:p>
            <text:p text:style-name="P4"/>
            <text:p text:style-name="P4">do {</text:p>
            <text:p text:style-name="P4"><text:tab/>$i++;</text:p>
            <text:p text:style-name="P9">} while ($i &lt; 10);</text:p>
            <text:p text:style-name="P4"/>
            <text:p text:style-name="P4">for ($i = 0; $i &lt; 10; $i++){</text:p>
            <text:p text:style-name="P4"><text:tab/>print_r($i);</text:p>
            <text:p text:style-name="P9">}</text:p>
            <text:p text:style-name="P4"/>
            <text:p text:style-name="P4">$arr = array(1,2,3,4);</text:p>
            <text:p text:style-name="P4">foreach ($arr as $key =&gt; $value){</text:p>
            <text:p text:style-name="P4"><text:tab/>echo $key.“ : ”.$value;</text:p>
            <text:p text:style-name="P4">}</text:p>
            <text:p text:style-name="P4"/>
            <text:p text:style-name="P4">foreach ($arr as &amp;$value){</text:p>
            <text:p text:style-name="P4"><text:tab/>$value = $value * 2;</text:p>
            <text:p text:style-name="P4">}</text:p>
          </table:table-cell>
          <table:table-cell table:style-name="Таблица1.B3" office:value-type="string">
            <text:p text:style-name="P4">var i = 0;</text:p>
            <text:p text:style-name="P4">while (i &lt; 10){</text:p>
            <text:p text:style-name="P4"><text:tab/>i++;</text:p>
            <text:p text:style-name="P9">}</text:p>
            <text:p text:style-name="P4"/>
            <text:p text:style-name="P4">do {</text:p>
            <text:p text:style-name="P4"><text:tab/>i++;</text:p>
            <text:p text:style-name="P9">} while (i &lt; 10);</text:p>
            <text:p text:style-name="P4"/>
            <text:p text:style-name="P4">for (var i = 0; i &lt; 10; i++){</text:p>
            <text:p text:style-name="P4"><text:tab/>console.log(i);</text:p>
            <text:p text:style-name="P9">}</text:p>
            <text:p text:style-name="P4"/>
            <text:p text:style-name="P4">for(var key in obj) </text:p>
            <text:p text:style-name="P4"><text:tab/>console.log(obj[key]);</text:p>
            <text:p text:style-name="P4"/>
            <text:p text:style-name="P4">var arr = [1,2,3,4,5];</text:p>
            <text:p text:style-name="P4">arr.forEach(function(item, i, arr){</text:p>
            <text:p text:style-name="P4"><text:tab/>alert(<text:span text:style-name="Source_20_Text"><text:span text:style-name="T5">i + “ : ” + item</text:span></text:span>);</text:p>
            <text:p text:style-name="P4">});</text:p>
          </table:table-cell>
        </table:table-row>
        <table:table-row>
          <table:table-cell table:style-name="Таблица1.A2" table:number-columns-spanned="2" office:value-type="string">
            <text:p text:style-name="P10">Выбор</text:p>
          </table:table-cell>
          <table:covered-table-cell/>
        </table:table-row>
        <table:table-row>
          <table:table-cell table:style-name="Таблица1.A2" office:value-type="string">
            <text:p text:style-name="P4">$i = 5;</text:p>
            <text:p text:style-name="P5">switch ($i) {</text:p>
            <text:p text:style-name="P5"><text:span text:style-name="T13"><text:tab/></text:span>case 0:</text:p>
            <text:p text:style-name="P5"><text:span text:style-name="T13"><text:tab/><text:tab/></text:span>echo "i равно 0";</text:p>
            <text:p text:style-name="P5"><text:span text:style-name="T13"><text:tab/><text:tab/></text:span>break;</text:p>
            <text:p text:style-name="P5"><text:span text:style-name="T13"><text:tab/></text:span>case 1:</text:p>
            <text:p text:style-name="P5"><text:span text:style-name="T13"><text:tab/><text:tab/></text:span>echo "i равно 1";</text:p>
            <text:p text:style-name="P5"><text:span text:style-name="T13"><text:tab/><text:tab/></text:span>break;</text:p>
            <text:p text:style-name="P5"><text:span text:style-name="T13"><text:tab/>default</text:span>:</text:p>
            <text:p text:style-name="P5"><text:span text:style-name="T13"><text:tab/><text:tab/></text:span>echo "i больше 1";</text:p>
            <text:p text:style-name="P5">}</text:p>
          </table:table-cell>
          <table:table-cell table:style-name="Таблица1.B3" office:value-type="string">
            <text:p text:style-name="P4">var i = 5;</text:p>
            <text:p text:style-name="P4">switch (i) {</text:p>
            <text:p text:style-name="P4"><text:tab/>case 0:</text:p>
            <text:p text:style-name="P4"><text:tab/><text:tab/>alert("i равно 0");</text:p>
            <text:p text:style-name="P4"><text:tab/><text:tab/>break;</text:p>
            <text:p text:style-name="P4"><text:tab/>case 1:</text:p>
            <text:p text:style-name="P4"><text:tab/><text:tab/>alert("i равно 1");</text:p>
            <text:p text:style-name="P4"><text:tab/><text:tab/>break;</text:p>
            <text:p text:style-name="P4"><text:tab/>default:</text:p>
            <text:p text:style-name="P4"><text:tab/><text:tab/>alert("i больше 1");</text:p>
            <text:p text:style-name="P4">}</text:p>
          </table:table-cell>
        </table:table-row>
        <text:soft-page-break/>
        <table:table-row>
          <table:table-cell table:style-name="Таблица1.A2" table:number-columns-spanned="2" office:value-type="string">
            <text:p text:style-name="P11">Массивы</text:p>
          </table:table-cell>
          <table:covered-table-cell/>
        </table:table-row>
        <table:table-row>
          <table:table-cell table:style-name="Таблица1.A2" office:value-type="string">
            <text:p text:style-name="P6">$arr = array(1, 2, 3, 4);</text:p>
            <text:p text:style-name="P6"/>
            <text:p text:style-name="P6">$arr = array(</text:p>
            <text:p text:style-name="P6"><text:tab/>"name" =&gt; "user",</text:p>
            <text:p text:style-name="P6"><text:tab/>"pass" =&gt; "0000",</text:p>
            <text:p text:style-name="P6">);</text:p>
            <text:p text:style-name="P6"/>
            <text:p text:style-name="P6"><text:tab/><text:tab/><text:tab/>// Начиная с PHP 5.4</text:p>
            <text:p text:style-name="P6">$arr = [</text:p>
            <text:p text:style-name="P6"><text:tab/>"name" =&gt; "user",</text:p>
            <text:p text:style-name="P6"><text:tab/>"pass" =&gt; "0000",</text:p>
            <text:p text:style-name="P6">];</text:p>
            <text:p text:style-name="P6"/>
            <text:p text:style-name="P6">$<text:span text:style-name="Source_20_Text"><text:span text:style-name="T6">matrix</text:span></text:span> = array(</text:p>
            <text:p text:style-name="P6"><text:s text:c="4"/><text:span text:style-name="T13">0</text:span> =&gt; <text:span text:style-name="T13">array(1,2),</text:span></text:p>
            <text:p text:style-name="P4"><text:s text:c="4"/>1 =&gt; array(1,2),</text:p>
            <text:p text:style-name="P4"><text:s text:c="4"/>2 =&gt; array(1,2),</text:p>
            <text:p text:style-name="P6">);</text:p>
          </table:table-cell>
          <table:table-cell table:style-name="Таблица1.B3" office:value-type="string">
            <text:p text:style-name="P6"><text:span text:style-name="T13">var </text:span>arr = <text:span text:style-name="T13">new</text:span> <text:span text:style-name="T13">A</text:span>rray(1, 2, 3, 4);</text:p>
            <text:p text:style-name="P4"/>
            <text:p text:style-name="P4">var arr = [1, 2, 3, 4];</text:p>
            <text:p text:style-name="P6"/>
            <text:p text:style-name="P4">var arr = [];</text:p>
            <text:p text:style-name="P4">arr[<text:span text:style-name="T12">"name"</text:span>] = <text:span text:style-name="T12">"user";</text:span></text:p>
            <text:p text:style-name="P4"><text:span text:style-name="T12">arr["pass"] = "0</text:span>000<text:span text:style-name="T12">";</text:span></text:p>
            <text:p text:style-name="P6"/>
            <text:p text:style-name="P12"><text:span text:style-name="Source_20_Text"><text:span text:style-name="T8">var matrix = [[1,2],[3,4],</text:span></text:span><text:span text:style-name="Source_20_Text"><text:span text:style-name="T7">[5,6]</text:span></text:span><text:span text:style-name="Source_20_Text"><text:span text:style-name="T8">];</text:span></text:span></text:p>
            <text:p text:style-name="P4"/>
            <text:p text:style-name="P4">var arr = [</text:p>
            <text:p text:style-name="P4"><text:span text:style-name="Source_20_Text"><text:span text:style-name="T6"><text:tab/></text:span></text:span><text:span text:style-name="Source_20_Text"><text:span text:style-name="T5">1, {x:1, y:2}], </text:span></text:span></text:p>
            <text:p text:style-name="P4"><text:span text:style-name="Source_20_Text"><text:span text:style-name="T6"><text:tab/></text:span></text:span><text:span text:style-name="Source_20_Text"><text:span text:style-name="T5">2, {x:3, y:4}]</text:span></text:span></text:p>
            <text:p text:style-name="P4">];</text:p>
            <text:p text:style-name="P7"/>
            <text:p text:style-name="P12"/>
            <text:p text:style-name="P12"><text:span text:style-name="Source_20_Text"><text:span text:style-name="T8"/></text:span></text:p>
          </table:table-cell>
        </table:table-row>
        <table:table-row>
          <table:table-cell table:style-name="Таблица1.A2" table:number-columns-spanned="2" office:value-type="string">
            <text:p text:style-name="P11">Объекты</text:p>
          </table:table-cell>
          <table:covered-table-cell/>
        </table:table-row>
        <table:table-row>
          <table:table-cell table:style-name="Таблица1.A2" office:value-type="string">
            <text:p text:style-name="P4">class MyClass</text:p>
            <text:p text:style-name="P4">{</text:p>
            <text:p text:style-name="P4"><text:span text:style-name="T12"><text:s text:c="4"/></text:span>function myFunc()</text:p>
            <text:p text:style-name="P4"><text:span text:style-name="T12"><text:s text:c="4"/></text:span>{</text:p>
            <text:p text:style-name="P4"><text:span text:style-name="T12"><text:s text:c="8"/></text:span>echo "Test"; </text:p>
            <text:p text:style-name="P4"><text:span text:style-name="T12"><text:s text:c="4"/></text:span>}</text:p>
            <text:p text:style-name="P4">}</text:p>
            <text:p text:style-name="P4"/>
            <text:p text:style-name="P4">$obj = new MyClass;</text:p>
            <text:p text:style-name="P4">$obj-&gt;myFunc();</text:p>
          </table:table-cell>
          <table:table-cell table:style-name="Таблица1.B3" office:value-type="string">
            <text:p text:style-name="P4">var point = {x:0, y:0};</text:p>
            <text:p text:style-name="P4"/>
            <text:p text:style-name="P4">var book = {</text:p>
            <text:p text:style-name="P4"><text:span text:style-name="T12"><text:s text:c="4"/></text:span>“main title”: “JavaScript”,</text:p>
            <text:p text:style-name="P4"><text:span text:style-name="T12"><text:s text:c="4"/></text:span>'sub-title': “Pocket Ref”</text:p>
            <text:p text:style-name="P4">};</text:p>
            <text:p text:style-name="P4"/>
            <text:p text:style-name="P4">var obj = new Object();</text:p>
            <text:p text:style-name="P4"/>
            <text:p text:style-name="P4">var obj = Object.create({x:1, y:2});</text:p>
            <text:p text:style-name="P4"/>
            <text:p text:style-name="P4">var obj = {</text:p>
            <text:p text:style-name="P4"><text:tab/>x: 1.0,</text:p>
            <text:p text:style-name="P4"><text:tab/>get funcValue() {</text:p>
            <text:p text:style-name="P4"><text:tab/><text:tab/>return this.x;</text:p>
            <text:p text:style-name="P4"><text:tab/>},</text:p>
            <text:p text:style-name="P4"><text:tab/>set funcValue(value){</text:p>
            <text:p text:style-name="P4"><text:tab/><text:tab/> this.x = value;</text:p>
            <text:p text:style-name="P4"><text:tab/>}</text:p>
            <text:p text:style-name="P4">};</text:p>
          </table:table-cell>
        </table:table-row>
        <table:table-row>
          <table:table-cell table:style-name="Таблица1.A2" table:number-columns-spanned="2" office:value-type="string">
            <text:p text:style-name="P10">Функции</text:p>
          </table:table-cell>
          <table:covered-table-cell/>
        </table:table-row>
        <table:table-row>
          <table:table-cell table:style-name="Таблица1.A2" office:value-type="string">
            <text:p text:style-name="P4">$a = 25;</text:p>
            <text:p text:style-name="P4"/>
            <text:p text:style-name="P4">function myfunc($arg1, &amp;$arg2)</text:p>
            <text:p text:style-name="P4">{</text:p>
            <text:p text:style-name="P4"><text:tab/>$arg2 = 0;</text:p>
            <text:p text:style-name="P4"><text:tab/>return $arg1 * 2;</text:p>
            <text:p text:style-name="P4">}</text:p>
            <text:p text:style-name="P4"/>
            <text:p text:style-name="P4">myfunc(5, $a);</text:p>
          </table:table-cell>
          <table:table-cell table:style-name="Таблица1.B3" office:value-type="string">
            <text:p text:style-name="P4">var a = 25;</text:p>
            <text:p text:style-name="P5">function <text:span text:style-name="T13">myfunc</text:span>(<text:span text:style-name="T13">arg1</text:span>, <text:span text:style-name="T13">arg2</text:span>) </text:p>
            <text:p text:style-name="P5">{</text:p>
            <text:p text:style-name="P4"><text:tab/>window.a = 0;</text:p>
            <text:p text:style-name="P4"><text:tab/>return $arg1 * 2;</text:p>
            <text:p text:style-name="P5">}</text:p>
            <text:p text:style-name="P9">myfunc(5, a);</text:p>
            <text:p text:style-name="P4"/>
            <text:p text:style-name="P5">var point = function(<text:span text:style-name="T13">arg1</text:span>, <text:span text:style-name="T13">arg2</text:span>)</text:p>
            <text:p text:style-name="P5">{</text:p>
            <text:p text:style-name="P4"><text:tab/>window.a = 0;</text:p>
            <text:p text:style-name="P4"><text:tab/>return $arg1 * 2;</text:p>
            <text:p text:style-name="P5">}</text:p>
          </table:table-cell>
        </table:table-row>
        <table:table-row>
          <table:table-cell table:style-name="Таблица1.A2" table:number-columns-spanned="2" office:value-type="string">
            <text:p text:style-name="P10">Анонимные функции</text:p>
          </table:table-cell>
          <table:covered-table-cell/>
        </table:table-row>
        <table:table-row>
          <table:table-cell table:style-name="Таблица1.A2" office:value-type="string">
            <text:p text:style-name="P5">echo function () </text:p>
            <text:p text:style-name="P5">{</text:p>
            <text:p text:style-name="P4"><text:tab/>return 'Hello World!';</text:p>
            <text:p text:style-name="P5">}</text:p>
          </table:table-cell>
          <table:table-cell table:style-name="Таблица1.B3" office:value-type="string">
            <text:p text:style-name="P4">alert(function () {</text:p>
            <text:p text:style-name="P4"><text:tab/>return 'Hello World!';</text:p>
            <text:p text:style-name="P4">});</text:p>
          </table:table-cell>
        </table:table-row>
        <text:soft-page-break/>
        <table:table-row>
          <table:table-cell table:style-name="Таблица1.A2" table:number-columns-spanned="2" office:value-type="string">
            <text:p text:style-name="P10">Классы</text:p>
          </table:table-cell>
          <table:covered-table-cell/>
        </table:table-row>
        <table:table-row>
          <table:table-cell table:style-name="Таблица1.A2" office:value-type="string">
            <text:p text:style-name="P5">class <text:span text:style-name="T13">My</text:span>Class</text:p>
            <text:p text:style-name="P5">{</text:p>
            <text:p text:style-name="P5"><text:span text:style-name="T15"><text:tab/></text:span>public $<text:span text:style-name="T13">value</text:span> = 'значение';</text:p>
            <text:p text:style-name="P5"/>
            <text:p text:style-name="P5"><text:span text:style-name="T15"><text:tab/></text:span>public function <text:span text:style-name="T13">myFunc</text:span>() {<text:span text:style-name="T15"><text:tab/></text:span></text:p>
            <text:p text:style-name="P5"><text:span text:style-name="T15"><text:tab/><text:tab/></text:span>echo $this-&gt;<text:span text:style-name="T13">value</text:span>;</text:p>
            <text:p text:style-name="P5"><text:span text:style-name="T15"><text:tab/></text:span>}</text:p>
            <text:p text:style-name="P5">}</text:p>
            <text:p text:style-name="P4">$c = new MyClass();</text:p>
            <text:p text:style-name="P9">$c-&gt;myFunc();</text:p>
            <text:p text:style-name="P4"/>
            <text:p text:style-name="P4">class MyClass {</text:p>
            <text:p text:style-name="P4"/>
            <text:p text:style-name="P4"><text:span text:style-name="T14"><text:tab/></text:span>public $value = 'значение';<text:span text:style-name="T14"><text:tab/></text:span></text:p>
            <text:p text:style-name="P4"/>
            <text:p text:style-name="P4"><text:span text:style-name="T14"><text:tab/></text:span>public static function myFunc() {</text:p>
            <text:p text:style-name="P4"><text:span text:style-name="T14"><text:tab/><text:tab/></text:span>echo $this-&gt;value;</text:p>
            <text:p text:style-name="P4"><text:span text:style-name="T14"><text:tab/></text:span>}</text:p>
            <text:p text:style-name="P4">}</text:p>
            <text:p text:style-name="P4"/>
            <text:p text:style-name="P4">MyClass::myFunc();</text:p>
            <text:p text:style-name="P9">MyClass::value = '<text:span text:style-name="T12">текст</text:span>'</text:p>
            <text:p text:style-name="P4"/>
            <text:p text:style-name="P4">class BaseClass {</text:p>
            <text:p text:style-name="P4"><text:tab/>function __construct() {</text:p>
            <text:p text:style-name="P4"><text:tab/><text:tab/>print "Конструктор класса";</text:p>
            <text:p text:style-name="P4"><text:tab/>}</text:p>
            <text:p text:style-name="P4">}</text:p>
            <text:p text:style-name="P4"/>
            <text:p text:style-name="P4">class SubClass extends BaseClass {</text:p>
            <text:p text:style-name="P4"><text:tab/>function __construct() {</text:p>
            <text:p text:style-name="P4"><text:tab/><text:tab/>parent::__construct();</text:p>
            <text:p text:style-name="P4"><text:tab/><text:tab/>print "Конструктор класса";</text:p>
            <text:p text:style-name="P4"><text:tab/>}</text:p>
            <text:p text:style-name="P4">}</text:p>
          </table:table-cell>
          <table:table-cell table:style-name="Таблица1.B3" office:value-type="string">
            <text:p text:style-name="P5">function <text:span text:style-name="T13">MyClass</text:span>(<text:span text:style-name="T13">value</text:span>)</text:p>
            <text:p text:style-name="P5">{</text:p>
            <text:p text:style-name="P4"><text:tab/>this.value = value;</text:p>
            <text:p text:style-name="P5">}</text:p>
            <text:p text:style-name="P5"><text:span text:style-name="T13">MyClass</text:span>.<text:span text:style-name="T13">prototype.</text:span><text:span text:style-name="T15">myFunc</text:span> = <text:span text:style-name="T13">function()<text:line-break/></text:span>{ </text:p>
            <text:p text:style-name="P5"><text:span text:style-name="T15"><text:tab/></text:span>return <text:span text:style-name="T13">this.value</text:span>;</text:p>
            <text:p text:style-name="P5">};</text:p>
            <text:p text:style-name="P5"/>
            <text:p text:style-name="P4">var c = new <text:span text:style-name="T12">MyClass('текст');</text:span></text:p>
            <text:p text:style-name="P9">c.<text:span text:style-name="T14">myFunc();</text:span></text:p>
            <text:p text:style-name="P4"/>
            <text:p text:style-name="P5">function <text:span text:style-name="T13">MyClass</text:span>()</text:p>
            <text:p text:style-name="P5">{</text:p>
            <text:p text:style-name="P5"><text:span text:style-name="T15"><text:tab/>this.value = </text:span><text:span text:style-name="T13">'значение'</text:span><text:span text:style-name="T15">;</text:span></text:p>
            <text:p text:style-name="P4"><text:tab/>this.myFunc = functuon() {</text:p>
            <text:p text:style-name="P4"><text:tab/><text:tab/>return this.value;</text:p>
            <text:p text:style-name="P4"><text:tab/>};</text:p>
            <text:p text:style-name="P4">}</text:p>
            <text:p text:style-name="P4"/>
            <text:p text:style-name="P4">var c = new MyClass();</text:p>
            <text:p text:style-name="P9">c.myFunc();</text:p>
            <text:p text:style-name="P4"/>
            <text:p text:style-name="P5">function <text:span text:style-name="T13">MyClass</text:span>(<text:span text:style-name="T13">value</text:span>)</text:p>
            <text:p text:style-name="P5">{</text:p>
            <text:p text:style-name="P5"><text:span text:style-name="T15"><text:tab/></text:span>var <text:span text:style-name="T13">class</text:span> = </text:p>
            <text:p text:style-name="P5"><text:span text:style-name="T15"><text:tab/></text:span>Object.create(<text:span text:style-name="T13">MyClass</text:span>.methods);</text:p>
            <text:p text:style-name="P5"><text:span text:style-name="T15"><text:tab/></text:span><text:span text:style-name="T13">class</text:span>.<text:span text:style-name="T13">value</text:span> = <text:span text:style-name="T13">value</text:span>;</text:p>
            <text:p text:style-name="P5"><text:span text:style-name="T15"><text:tab/></text:span>return <text:span text:style-name="T13">class</text:span>;</text:p>
            <text:p text:style-name="P5">}</text:p>
            <text:p text:style-name="P5"><text:span text:style-name="T13">MyClass</text:span>.methods = { </text:p>
            <text:p text:style-name="P5"><text:span text:style-name="T15"><text:tab/>myFunc</text:span>: function() {</text:p>
            <text:p text:style-name="P5"><text:span text:style-name="T15"><text:tab/><text:tab/></text:span>return <text:span text:style-name="T13">this.value</text:span>;</text:p>
            <text:p text:style-name="P5"><text:span text:style-name="T15"><text:tab/></text:span>}</text:p>
            <text:p text:style-name="P5">};</text:p>
            <text:p text:style-name="P5"/>
            <text:p text:style-name="P4">var c = <text:span text:style-name="T12">MyClass('текст');</text:span></text:p>
            <text:p text:style-name="P4">c.myFunc();</text:p>
          </table:table-cell>
        </table:table-row>
        <table:table-row>
          <table:table-cell table:style-name="Таблица1.A2" table:number-columns-spanned="2" office:value-type="string">
            <text:p text:style-name="P10">Наследование</text:p>
          </table:table-cell>
          <table:covered-table-cell/>
        </table:table-row>
        <table:table-row>
          <table:table-cell table:style-name="Таблица1.A2" office:value-type="string">
            <text:p text:style-name="P5">class <text:span text:style-name="T13">My</text:span>Class<text:span text:style-name="T13">1</text:span></text:p>
            <text:p text:style-name="P5">{</text:p>
            <text:p text:style-name="P4"><text:tab/>//...</text:p>
            <text:p text:style-name="P5">}</text:p>
            <text:p text:style-name="P5"/>
            <text:p text:style-name="P5">class <text:span text:style-name="T13">My</text:span>Class<text:span text:style-name="T13">2</text:span> <text:span text:style-name="T13">extends MyClass1</text:span></text:p>
            <text:p text:style-name="P5">{</text:p>
            <text:p text:style-name="P4"><text:tab/>//...</text:p>
            <text:p text:style-name="P5">}</text:p>
          </table:table-cell>
          <table:table-cell table:style-name="Таблица1.B3" office:value-type="string">
            <text:p text:style-name="P4">function MyClass1()</text:p>
            <text:p text:style-name="P4">{</text:p>
            <text:p text:style-name="P4"><text:tab/>//...</text:p>
            <text:p text:style-name="P4">}</text:p>
            <text:p text:style-name="P4">MyClass1.prototype.func = function(){}</text:p>
            <text:p text:style-name="P4"/>
            <text:p text:style-name="P4">function MyClass2()</text:p>
            <text:p text:style-name="P4">{</text:p>
            <text:p text:style-name="P4"><text:tab/>//...</text:p>
            <text:p text:style-name="P4">}</text:p>
            <text:p text:style-name="P4">MyClass2.prototype = </text:p>
            <text:p text:style-name="P4">Object.create(MyClass1.prototype);</text:p>
          </table:table-cell>
        </table:table-row>
        <table:table-row>
          <table:table-cell table:style-name="Таблица1.A2" table:number-columns-spanned="2" office:value-type="string">
            <text:p text:style-name="P10">Модули / Пространства имен</text:p>
          </table:table-cell>
          <table:covered-table-cell/>
        </table:table-row>
        <table:table-row>
          <table:table-cell table:style-name="Таблица1.A2" office:value-type="string">
            <text:p text:style-name="P5">namespace MyProject;</text:p>
            <text:p text:style-name="P5"/>
            <text:p text:style-name="P5">const CONNECT_OK = 1;</text:p>
            <text:p text:style-name="P5"/>
            <text:p text:style-name="P5">class Connection { }</text:p>
            <text:p text:style-name="P5">function connect() { }</text:p>
            <text:p text:style-name="P5"/>
            <text:p text:style-name="P5"/>
          </table:table-cell>
          <table:table-cell table:style-name="Таблица1.B3" office:value-type="string">
            <text:p text:style-name="P5">(function () {</text:p>
            <text:p text:style-name="P4"><text:span text:style-name="T14"><text:tab/></text:span>var CONNECT_OK = 1;</text:p>
            <text:p text:style-name="P4"><text:span text:style-name="T14"><text:tab/></text:span>function connect() {</text:p>
            <text:p text:style-name="P4"><text:span text:style-name="T14"><text:tab/><text:tab/></text:span>//...</text:p>
            <text:p text:style-name="P4"><text:span text:style-name="T14"><text:tab/></text:span>}</text:p>
            <text:p text:style-name="P5">}());</text:p>
            <text:p text:style-name="P5"/>
            <text:p text:style-name="P5"/>
            <text:p text:style-name="P5"><text:soft-page-break/>var <text:span text:style-name="T13">MyProject</text:span> = (function() {</text:p>
            <text:p text:style-name="P5"><text:span text:style-name="T15"><text:tab/></text:span>return {</text:p>
            <text:p text:style-name="P5"><text:span text:style-name="T15"><text:tab/><text:tab/></text:span><text:span text:style-name="T13">CONNECT_OK: 1,</text:span><text:span text:style-name="T15"> </text:span></text:p>
            <text:p text:style-name="P5"><text:span text:style-name="T15"><text:tab/><text:tab/></text:span><text:span text:style-name="T13">connect</text:span>: connect() {</text:p>
            <text:p text:style-name="P5"/>
            <text:p text:style-name="P5"><text:span text:style-name="T15"><text:tab/><text:tab/></text:span>}</text:p>
            <text:p text:style-name="P5"><text:span text:style-name="T15"><text:tab/></text:span>}</text:p>
            <text:p text:style-name="P5">}());</text:p>
          </table:table-cell>
        </table:table-row>
        <table:table-row>
          <table:table-cell table:style-name="Таблица1.A2" table:number-columns-spanned="2" office:value-type="string">
            <text:p text:style-name="P10">События</text:p>
          </table:table-cell>
          <table:covered-table-cell/>
        </table:table-row>
        <table:table-row>
          <table:table-cell table:style-name="Таблица1.A2" office:value-type="string">
            <text:p text:style-name="P5"/>
          </table:table-cell>
          <table:table-cell table:style-name="Таблица1.B3" office:value-type="string">
            <text:p text:style-name="P5">document.getElementById("<text:span text:style-name="T13">myButton</text:span>").</text:p>
            <text:p text:style-name="P5">addEventListener("click", <text:span text:style-name="T13">onClick</text:span>);</text:p>
            <text:p text:style-name="P5"/>
            <text:p text:style-name="P5">document.getElementById("<text:span text:style-name="T13">myButton</text:span>").</text:p>
            <text:p text:style-name="P5">removeEventListener("click", <text:span text:style-name="T13">onClick</text:span>);</text:p>
            <text:p text:style-name="P5"/>
            <text:p text:style-name="P4">function onClick(){}</text:p>
            <text:p text:style-name="P4"/>
            <text:p text:style-name="P4">window.onload = function() {</text:p>
            <text:p text:style-name="P4"><text:span text:style-name="T14"><text:tab/></text:span>alert('Документ загружен' );</text:p>
            <text:p text:style-name="P4">};</text:p>
          </table:table-cell>
        </table:table-row>
        <table:table-row>
          <table:table-cell table:style-name="Таблица1.A2" table:number-columns-spanned="2" office:value-type="string">
            <text:p text:style-name="P10">Ошибк<text:span text:style-name="T12">и</text:span></text:p>
          </table:table-cell>
          <table:covered-table-cell/>
        </table:table-row>
        <table:table-row>
          <table:table-cell table:style-name="Таблица1.A2" office:value-type="string">
            <text:p text:style-name="P5">// Выключение протоколирования ошибок</text:p>
            <text:p text:style-name="P5">error_reporting(0);</text:p>
            <text:p text:style-name="P5"/>
            <text:p text:style-name="P5">try {</text:p>
            <text:p text:style-name="P5"><text:span text:style-name="T15"><text:tab/></text:span>//...</text:p>
            <text:p text:style-name="P5">} catch (Exception $e) {</text:p>
            <text:p text:style-name="P4"/>
            <text:p text:style-name="P5"><text:span text:style-name="T15"><text:tab/></text:span>echo $e-&gt;getMessage();</text:p>
            <text:p text:style-name="P5"/>
            <text:p text:style-name="P5">} finally {</text:p>
            <text:p text:style-name="P5"><text:span text:style-name="T15"><text:tab/></text:span>//...</text:p>
            <text:p text:style-name="P5">}</text:p>
          </table:table-cell>
          <table:table-cell table:style-name="Таблица1.B3" office:value-type="string">
            <text:p text:style-name="P5">try </text:p>
            <text:p text:style-name="P5">{ </text:p>
            <text:p text:style-name="P5"><text:span text:style-name="T15"><text:tab/></text:span>//...</text:p>
            <text:p text:style-name="P5">}</text:p>
            <text:p text:style-name="P5">catch (er)</text:p>
            <text:p text:style-name="P5">{</text:p>
            <text:p text:style-name="P5"><text:span text:style-name="T15"><text:tab/></text:span>document.write(er);</text:p>
            <text:p text:style-name="P8">}</text:p>
            <text:p text:style-name="P4"/>
            <text:p text:style-name="P4">try </text:p>
            <text:p text:style-name="P4">{ </text:p>
            <text:p text:style-name="P4"><text:span text:style-name="T14"><text:tab/></text:span>//...</text:p>
            <text:p text:style-name="P4">}</text:p>
            <text:p text:style-name="P4">finally </text:p>
            <text:p text:style-name="P4">{</text:p>
            <text:p text:style-name="P4"><text:span text:style-name="T14"><text:tab/></text:span>//...</text:p>
            <text:p text:style-name="P4">}</text:p>
          </table:table-cell>
        </table:table-row>
      </table:table>
      <text:p text:style-name="P3"><text:span text:style-name="Source_20_Text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30T07:59:27.58</meta:creation-date>
    <meta:generator>OpenOffice/4.1.2$Win32 OpenOffice.org_project/412m3$Build-9782</meta:generator>
    <dc:date>2017-11-17T09:34:00.16</dc:date>
    <meta:editing-duration>PT13H53M7S</meta:editing-duration>
    <meta:editing-cycles>172</meta:editing-cycles>
    <meta:document-statistic meta:table-count="1" meta:image-count="0" meta:object-count="0" meta:page-count="4" meta:paragraph-count="305" meta:word-count="732" meta:character-count="4179"/>
  </office:meta>
</office:document-meta>
</file>